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8" calcext:value-type="float">
            <text:p>99,68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12549" calcext:value-type="float">
            <text:p>1254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678" calcext:value-type="float">
            <text:p>99,678</text:p>
          </table:table-cell>
          <table:table-cell table:formula="of:=AVERAGE([.C2:.C11])" office:value-type="float" office:value="0.302" calcext:value-type="float">
            <text:p>0,30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6.7" calcext:value-type="float">
            <text:p>12556,7</text:p>
          </table:table-cell>
          <table:table-cell table:formula="of:=AVERAGE([.F2:.F11])" office:value-type="float" office:value="40.6" calcext:value-type="float">
            <text:p>40,6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3" calcext:value-type="float">
            <text:p>5843</text:p>
          </table:table-cell>
          <table:table-cell table:formula="of:=AVERAGE([.I18:.I27])" office:value-type="float" office:value="20" calcext:value-type="float">
            <text:p>20</text:p>
          </table:table-cell>
          <table:table-cell table:number-columns-repeated="3"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0.6" calcext:value-type="float">
            <text:p>20,6</text:p>
          </table:table-cell>
          <table:table-cell table:formula="of:=AVERAGE([.J18:.J27])" office:value-type="float" office:value="6713.7" calcext:value-type="float">
            <text:p>6713,7</text:p>
          </table:table-cell>
          <table:table-cell table:number-columns-repeated="3"/>
          <table:table-cell office:value-type="float" office:value="5832" calcext:value-type="float">
            <text:p>583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table:number-columns-repeated="6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/>
          <table:table-cell office:value-type="float" office:value="5843" calcext:value-type="float">
            <text:p>5843</text:p>
          </table:table-cell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4" calcext:value-type="float">
            <text:p>6714</text:p>
          </table:table-cell>
          <table:table-cell table:number-columns-repeated="4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table:number-columns-repeated="6"/>
          <table:table-cell office:value-type="float" office:value="5847" calcext:value-type="float">
            <text:p>58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table:number-columns-repeated="6"/>
          <table:table-cell office:value-type="float" office:value="5924" calcext:value-type="float">
            <text:p>59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843" calcext:value-type="float">
            <text:p>5843</text:p>
          </table:table-cell>
          <table:table-cell table:formula="of:=AVERAGE([.H18:.H27])" office:value-type="float" office:value="20.6" calcext:value-type="float">
            <text:p>20,6</text:p>
          </table:table-cell>
          <table:table-cell table:formula="of:=AVERAGE([.I18:.I27])" office:value-type="float" office:value="20" calcext:value-type="float">
            <text:p>20</text:p>
          </table:table-cell>
          <table:table-cell table:formula="of:=AVERAGE([.J18:.J27])" office:value-type="float" office:value="6713.7" calcext:value-type="float">
            <text:p>671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7-12-13T10:44:23.745682436</dc:date>
    <meta:editing-duration>PT9M18S</meta:editing-duration>
    <meta:editing-cycles>1</meta:editing-cycles>
    <meta:generator>LibreOffice/5.1.6.2$Linux_X86_64 LibreOffice_project/10m0$Build-2</meta:generator>
    <meta:document-statistic meta:table-count="1" meta:cell-count="123" meta:object-count="0"/>
  </office:meta>
</office:document-meta>
</file>